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4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heads_20_5" draw:marker-end-width="0.3cm" draw:fill="none" draw:textarea-vertical-align="middle"/>
    </style:style>
    <style:style style:name="gr3" style:family="graphic" style:parent-style-name="objectwithoutfill">
      <style:graphic-properties draw:stroke="solid" svg:stroke-width="0.018cm" svg:stroke-color="#000000" draw:marker-start="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000000" draw:marker-start="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color="#000000" draw:marker-start="" draw:marker-end="Arrowheads_20_6" draw:marker-end-width="0.3cm" draw:fill="none" draw:textarea-vertical-align="middle"/>
    </style:style>
    <style:style style:name="gr6" style:family="graphic" style:parent-style-name="standard">
      <style:graphic-properties svg:stroke-width="0cm" svg:stroke-color="#ff0000" draw:marker-start="Arrowheads_20_10" draw:marker-start-width="0.3cm" draw:marker-end="Arrowheads_20_10" draw:marker-end-width="0.3cm" draw:textarea-vertical-align="middle"/>
    </style:style>
    <style:style style:name="gr7" style:family="graphic" style:parent-style-name="standard">
      <style:graphic-properties svg:stroke-color="#2a6099" draw:marker-start="Arrowheads_20_9" draw:marker-start-width="0.3cm" draw:marker-end="Arrowheads_20_9" draw:marker-end-width="0.3cm" draw:textarea-vertical-align="middle"/>
    </style:style>
    <style:style style:name="gr8" style:family="graphic" style:parent-style-name="standard">
      <style:graphic-properties svg:stroke-color="#000000" draw:marker-start="Arrowheads_20_9" draw:marker-start-width="0.3cm" draw:marker-end="Arrowheads_20_9" draw:marker-end-width="0.3cm" draw:textarea-vertical-align="middle"/>
    </style:style>
    <style:style style:name="gr9" style:family="graphic" style:parent-style-name="standard">
      <style:graphic-properties draw:stroke="none" svg:stroke-color="#000000" draw:marker-start="" draw:marker-end="Arrow_20_short" draw:fill="none" draw:fill-color="#ffffff" fo:min-height="0.676cm"/>
      <style:paragraph-properties style:writing-mode="lr-tb"/>
    </style:style>
    <style:style style:name="gr10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2.669cm"/>
      <style:paragraph-properties style:writing-mode="lr-tb"/>
    </style:style>
    <style:style style:name="gr11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3.456cm"/>
      <style:paragraph-properties style:writing-mode="lr-tb"/>
    </style:style>
    <style:style style:name="gr12" style:family="graphic" style:parent-style-name="objectwithoutfill">
      <style:graphic-properties svg:stroke-color="#ffffff" draw:marker-start="" draw:marker-end="" draw:fill="none" draw:fill-color="#b2b2b2" draw:textarea-vertical-align="middle"/>
    </style:style>
    <style:style style:name="gr13" style:family="graphic" style:parent-style-name="standard">
      <style:graphic-properties svg:stroke-color="#ffffff" draw:marker-start="" draw:marker-end="Arrow_20_short" draw:fill-color="#ffffff" draw:textarea-vertical-align="middle"/>
    </style:style>
    <style:style style:name="gr14" style:family="graphic" style:parent-style-name="objectwithoutfill">
      <style:graphic-properties svg:stroke-color="#ff0000" draw:marker-start="Dimension_20_Lines" draw:marker-end="Dimension_20_Lines" draw:fill="none" draw:fill-color="#b2b2b2" draw:textarea-vertical-align="middle"/>
    </style:style>
    <style:style style:name="gr15" style:family="graphic" style:parent-style-name="objectwithoutfill">
      <style:graphic-properties svg:stroke-color="#2a6099" draw:marker-start="Dimension_20_Lines" draw:marker-end="Dimension_20_Lines" draw:fill="none" draw:fill-color="#b2b2b2" draw:textarea-vertical-align="middle"/>
    </style:style>
    <style:style style:name="gr16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17" style:family="graphic" style:parent-style-name="objectwithoutfill">
      <style:graphic-properties svg:stroke-width="0.018cm" svg:stroke-color="#ff0000" draw:marker-start="" draw:marker-start-width="0.227cm" draw:marker-end="" draw:marker-end-width="0.227cm" draw:fill="none" draw:fill-color="#b2b2b2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2a6099" draw:marker-start="" draw:marker-start-width="0.227cm" draw:marker-end="" draw:marker-end-width="0.227cm" draw:fill="none" draw:fill-color="#b2b2b2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svg:stroke-color="#2a6099" draw:marker-start="" draw:marker-end="Arrowheads_20_11" draw:marker-end-width="0.3cm" draw:fill="none" draw:fill-color="#b2b2b2" draw:textarea-vertical-align="middle"/>
    </style:style>
    <style:style style:name="gr20" style:family="graphic" style:parent-style-name="standard">
      <style:graphic-properties draw:stroke="none" svg:stroke-color="#000000" draw:marker-start="" draw:marker-end="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2.796cm"/>
      <style:paragraph-properties style:writing-mode="lr-tb"/>
    </style:style>
    <style:style style:name="gr22" style:family="graphic" style:parent-style-name="standard">
      <style:graphic-properties draw:stroke="none" svg:stroke-color="#000000" draw:marker-start="" draw:marker-end="" draw:fill="none" draw:fill-color="#ffffff" fo:min-height="4.267cm"/>
      <style:paragraph-properties style:writing-mode="lr-tb"/>
    </style:style>
    <style:style style:name="gr23" style:family="graphic" style:parent-style-name="standard">
      <style:graphic-properties draw:stroke="none" svg:stroke-color="#000000" draw:marker-start="" draw:marker-end="" draw:fill="none" draw:fill-color="#ffffff" fo:min-height="1.141cm"/>
      <style:paragraph-properties style:writing-mode="lr-tb"/>
    </style:style>
    <style:style style:name="gr24" style:family="graphic" style:parent-style-name="standard">
      <style:graphic-properties draw:stroke="none" svg:stroke-color="#000000" draw:marker-start="" draw:marker-end="" draw:fill="none" draw:fill-color="#ffffff" fo:min-height="1.938cm"/>
      <style:paragraph-properties style:writing-mode="lr-tb"/>
    </style:style>
    <style:style style:name="gr25" style:family="graphic" style:parent-style-name="standard">
      <style:graphic-properties draw:stroke="none" svg:stroke-color="#000000" draw:marker-start="" draw:marker-end="" draw:fill="none" draw:fill-color="#ffffff" fo:min-height="2.158cm"/>
      <style:paragraph-properties style:writing-mode="lr-tb"/>
    </style:style>
    <style:style style:name="gr2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21cm" fo:min-width="0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2.615cm" fo:min-width="1.278cm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draw:marker-start-width="0.227cm" draw:marker-end="Arrowheads_20_12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0000" loext:opacity="100%" style:font-name="Liberation Serif" fo:font-size="13pt" style:font-size-asian="13pt" style:font-size-complex="13pt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fo:font-size="13pt" style:font-size-asian="13pt" style:font-size-complex="13pt"/>
    </style:style>
    <style:style style:name="P6" style:family="paragraph">
      <loext:graphic-properties draw:fill="none" draw:fill-color="#b2b2b2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style:font-name="Liberation Serif"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3pt" style:font-size-asian="13pt" style:font-size-complex="13pt"/>
    </style:style>
    <style:style style:name="T1" style:family="text">
      <style:text-properties fo:color="#ff0000" loext:opacity="100%" style:font-name="Liberation Serif" fo:font-size="13pt" style:font-name-asian="Liberation Sans2" style:font-size-asian="13pt" style:font-name-complex="Liberation Sans2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iberation Serif" fo:font-size="13pt" style:font-size-asian="13pt" style:font-size-complex="13pt"/>
    </style:style>
    <style:style style:name="T4" style:family="text">
      <style:text-properties fo:color="#2a6099" loext:opacity="100%" fo:font-size="13pt" style:font-size-asian="13pt" style:font-size-complex="13pt"/>
    </style:style>
    <style:style style:name="T5" style:family="text">
      <style:text-properties fo:color="#2a6099" loext:opacity="100%" style:font-name="Liberation Serif" fo:font-size="13pt" style:font-size-asian="13pt" style:font-size-complex="13pt"/>
    </style:style>
    <style:style style:name="T6" style:family="text">
      <style:text-properties fo:color="#2a6099" loext:opacity="100%" style:font-name="Liberation Serif" fo:font-size="13pt" style:font-name-asian="Liberation Sans2" style:font-size-asian="13pt" style:font-name-complex="Liberation Sans2" style:font-size-complex="13pt"/>
    </style:style>
    <style:style style:name="T7" style:family="text">
      <style:text-properties fo:color="#000000" loext:opacity="100%" fo:font-size="13pt" style:font-size-asian="13pt" style:font-size-complex="13pt"/>
    </style:style>
    <style:style style:name="T8" style:family="text">
      <style:text-properties fo:color="#000000" loext:opacity="100%" style:font-name="Liberation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cm" svg:y1="11.819cm" svg:x2="1.4cm" svg:y2="1.765cm">
          <text:p/>
        </draw:line>
        <draw:line draw:style-name="gr2" draw:text-style-name="P1" draw:layer="layout" svg:x1="1.4cm" svg:y1="11.79cm" svg:x2="17.592cm" svg:y2="11.79cm">
          <text:p/>
        </draw:line>
        <draw:path draw:style-name="gr3" draw:text-style-name="P1" draw:layer="layout" svg:width="13.144cm" svg:height="3.16cm" draw:transform="rotate (-0.0863937979737204) translate (2.87423377535695cm 1.65478372545677cm)" svg:viewBox="0 0 13145 3161" svg:d="M0 1138c7704 5140 13145-1138 13145-1138">
          <text:p/>
        </draw:path>
        <draw:path draw:style-name="gr4" draw:text-style-name="P1" draw:layer="layout" svg:width="3.653cm" svg:height="13.304cm" draw:transform="rotate (-1.4456562194269) translate (15.9646233170031cm 1.09916267841593cm)" svg:viewBox="0 0 3654 13305" svg:d="M0 13282c757 72-534-48 314-74 199-6 411-227 362-449-123-556 414 287 42-339-146-247 529-215 743-458 253-288-387-181 118-480 268-159 441-206 404-483-44-320 230-433 330-663 88-203 202-400 268-614 63-207 52-505 357-565 447-88-323-226 195-490 284-144 26-366-2-743-27-375 176-643 296-991 87-251 22-502 174-778 110-200 15-453-9-687-24-235-645-890-276-530 505 492-215-283 107-539 393-313 221-356-52-807-448-738 536-334-51-501-888-252 211-191-471-650-330-222-452-55-233-562 111-257-98-437-290-723-201-300-534-137-504-539l17-284-14-193-59-140">
          <text:p/>
        </draw:path>
        <draw:line draw:style-name="gr5" draw:text-style-name="P1" draw:layer="layout" svg:x1="3.078cm" svg:y1="11.79cm" svg:x2="3.078cm" svg:y2="4.563cm">
          <text:p/>
        </draw:line>
        <draw:line draw:style-name="gr6" draw:text-style-name="P2" draw:layer="layout" svg:x1="3.078cm" svg:y1="4.561cm" svg:x2="3.079cm" svg:y2="1.498cm">
          <text:p/>
        </draw:line>
        <draw:path draw:style-name="gr3" draw:text-style-name="P1" draw:layer="layout" svg:width="13.144cm" svg:height="3.16cm" draw:transform="rotate (-0.0863937979737204) translate (2.92323377535695cm 2.96678372545677cm)" svg:viewBox="0 0 13145 3161" svg:d="M0 1138c7704 5140 13145-1138 13145-1138">
          <text:p/>
        </draw:path>
        <draw:line draw:style-name="gr5" draw:text-style-name="P1" draw:layer="layout" svg:x1="3.411cm" svg:y1="11.781cm" svg:x2="3.411cm" svg:y2="6.27cm">
          <text:p/>
        </draw:line>
        <draw:line draw:style-name="gr7" draw:text-style-name="P2" draw:layer="layout" svg:x1="3.411cm" svg:y1="6.268cm" svg:x2="3.411cm" svg:y2="4.521cm">
          <text:p/>
        </draw:line>
        <draw:line draw:style-name="gr8" draw:text-style-name="P2" draw:layer="layout" svg:x1="2.75cm" svg:y1="4.559cm" svg:x2="2.75cm" svg:y2="3.025cm">
          <text:p/>
        </draw:line>
        <draw:frame draw:style-name="gr9" draw:text-style-name="P3" draw:layer="layout" svg:width="2.155cm" svg:height="0.926cm" svg:x="3.333cm" svg:y="1.433cm">
          <draw:text-box>
            <text:p><text:span text:style-name="T1">±300m</text:span></text:p>
          </draw:text-box>
        </draw:frame>
        <draw:frame draw:style-name="gr10" draw:text-style-name="P4" draw:layer="layout" svg:width="3.169cm" svg:height="1.275cm" draw:transform="rotate (1.5707963267949) translate (1.72cm 10.324cm)">
          <draw:text-box>
            <text:p><text:span text:style-name="T2"><text:s/></text:span><text:span text:style-name="T3">Grueso del </text:span></text:p>
            <text:p><text:span text:style-name="T3">pseudorango</text:span></text:p>
          </draw:text-box>
        </draw:frame>
        <draw:frame draw:style-name="gr11" draw:text-style-name="P5" draw:layer="layout" svg:width="3.956cm" svg:height="1.275cm" svg:x="3.566cm" svg:y="6.002cm">
          <draw:text-box>
            <text:p><text:span text:style-name="T4"><text:s/></text:span><text:span text:style-name="T5">Parte fina de la </text:span></text:p>
            <text:p><text:span text:style-name="T5">medición de fase</text:span></text:p>
          </draw:text-box>
        </draw:frame>
        <draw:line draw:style-name="gr12" draw:text-style-name="P6" draw:layer="layout" svg:x1="4.381cm" svg:y1="5.149cm" svg:x2="4.924cm" svg:y2="5.339cm">
          <text:p/>
        </draw:line>
        <draw:path draw:style-name="gr13" draw:text-style-name="P7" draw:layer="layout" svg:width="0.562cm" svg:height="1.388cm" svg:x="5.93cm" svg:y="2.225cm" svg:viewBox="0 0 563 1389" svg:d="M2 0c-46 1076 561 1389 561 1389z">
          <text:p/>
        </draw:path>
        <draw:line draw:style-name="gr14" draw:text-style-name="P6" draw:layer="layout" svg:x1="6.86cm" svg:y1="2.071cm" svg:x2="6.86cm" svg:y2="1.573cm">
          <text:p/>
        </draw:line>
        <draw:line draw:style-name="gr14" draw:text-style-name="P6" draw:layer="layout" svg:x1="6.858cm" svg:y1="3.479cm" svg:x2="6.858cm" svg:y2="2.981cm">
          <text:p/>
        </draw:line>
        <draw:line draw:style-name="gr14" draw:text-style-name="P6" draw:layer="layout" svg:x1="6.858cm" svg:y1="3.941cm" svg:x2="6.858cm" svg:y2="3.443cm">
          <text:p/>
        </draw:line>
        <draw:line draw:style-name="gr14" draw:text-style-name="P6" draw:layer="layout" svg:x1="6.858cm" svg:y1="4.403cm" svg:x2="6.858cm" svg:y2="3.905cm">
          <text:p/>
        </draw:line>
        <draw:line draw:style-name="gr14" draw:text-style-name="P6" draw:layer="layout" svg:x1="6.858cm" svg:y1="3.01cm" svg:x2="6.858cm" svg:y2="2.512cm">
          <text:p/>
        </draw:line>
        <draw:line draw:style-name="gr14" draw:text-style-name="P6" draw:layer="layout" svg:x1="6.859cm" svg:y1="2.54cm" svg:x2="6.859cm" svg:y2="2.042cm">
          <text:p/>
        </draw:line>
        <draw:line draw:style-name="gr15" draw:text-style-name="P6" draw:layer="layout" svg:x1="6.86cm" svg:y1="1.6cm" svg:x2="6.86cm" svg:y2="1.34cm">
          <text:p/>
        </draw:line>
        <draw:frame draw:style-name="gr16" draw:text-style-name="P3" draw:layer="layout" svg:width="1.267cm" svg:height="1.275cm" svg:x="7.405cm" svg:y="2.606cm">
          <draw:text-box>
            <text:p><text:span text:style-name="T1">Nλ</text:span></text:p>
          </draw:text-box>
        </draw:frame>
        <draw:path draw:style-name="gr17" draw:text-style-name="P6" draw:layer="layout" svg:width="0.273cm" svg:height="1.099cm" draw:transform="rotate (3.13024801345183) translate (7.58252047762186cm 4.11298967324655cm)" svg:viewBox="0 0 274 1100" svg:d="M0 1100c265 0 274-158 274-158l-10-942">
          <text:p/>
        </draw:path>
        <draw:path draw:style-name="gr17" draw:text-style-name="P6" draw:layer="layout" svg:width="0.292cm" svg:height="0.353cm" draw:transform="rotate (-1.59086761319283) translate (7.319cm 4.108cm)" svg:viewBox="0 0 293 354" svg:d="M0 0c199 0 293 354 293 354v-10">
          <text:p/>
        </draw:path>
        <draw:path draw:style-name="gr18" draw:text-style-name="P6" draw:layer="layout" svg:width="0.05cm" svg:height="0.089cm" draw:transform="rotate (-0.0204203522483344) translate (6.95900000111205cm 1.35199994554968cm)" svg:viewBox="0 0 51 90" svg:d="M0 0c53 0 50 32 50 32l1 58">
          <text:p/>
        </draw:path>
        <draw:path draw:style-name="gr18" draw:text-style-name="P6" draw:layer="layout" svg:width="0.075cm" svg:height="0.014cm" draw:transform="skewX (0.756774763664741) rotate (-0.276285620590703) translate (7.01591744170994cm 1.43427838439204cm)" svg:viewBox="0 0 76 15" svg:d="M0 7c26 21 76-7 76-7">
          <text:p/>
        </draw:path>
        <draw:path draw:style-name="gr18" draw:text-style-name="P6" draw:layer="layout" svg:width="0.103cm" svg:height="0.085cm" draw:transform="skewX (-0.23684117949563) rotate (-3.12937534882583) translate (7.11382059360251cm 1.54226239325236cm)" svg:viewBox="0 0 104 86" svg:d="M0 86c82 0 85-11 85-11l19-75">
          <text:p/>
        </draw:path>
        <draw:path draw:style-name="gr18" draw:text-style-name="P6" draw:layer="layout" svg:width="0.04cm" svg:height="0.048cm" draw:transform="rotate (-1.5707963267949) translate (7.01cm 1.541cm)" svg:viewBox="0 0 41 49" svg:d="M0 0c47 0 41 49 41 49">
          <text:p/>
        </draw:path>
        <draw:frame draw:style-name="gr16" draw:text-style-name="P8" draw:layer="layout" svg:width="4.037cm" svg:height="1.275cm" svg:x="7.284cm" svg:y="1.07cm">
          <draw:text-box>
            <text:p><text:span text:style-name="T6">Fλ </text:span></text:p>
          </draw:text-box>
        </draw:frame>
        <draw:line draw:style-name="gr19" draw:text-style-name="P6" draw:layer="layout" svg:x1="8.146cm" svg:y1="1.444cm" svg:x2="8.918cm" svg:y2="1.444cm">
          <text:p/>
        </draw:line>
        <draw:frame draw:style-name="gr20" draw:text-style-name="P8" draw:layer="layout" svg:width="7.516cm" svg:height="2.384cm" svg:x="8.868cm" svg:y="0.79cm">
          <draw:text-box>
            <text:p><text:span text:style-name="T5">Fino de la medición </text:span></text:p>
            <text:p><text:span text:style-name="T5"><text:s text:c="3"/></text:span><text:span text:style-name="T5">de fase alineada</text:span></text:p>
          </draw:text-box>
        </draw:frame>
        <draw:frame draw:style-name="gr21" draw:text-style-name="P9" draw:layer="layout" svg:width="3.296cm" svg:height="1.275cm" draw:transform="rotate (1.5707963267949) translate (1.4cm 5.525cm)">
          <draw:text-box>
            <text:p><text:span text:style-name="T7"><text:s text:c="4"/></text:span><text:span text:style-name="T8">Fino del </text:span></text:p>
            <text:p><text:span text:style-name="T8"><text:s/></text:span><text:span text:style-name="T8">pseudorango</text:span></text:p>
          </draw:text-box>
        </draw:frame>
        <draw:frame draw:style-name="gr22" draw:text-style-name="P10" draw:layer="layout" svg:width="4.869cm" svg:height="4.517cm" svg:x="13.549cm" svg:y="5.466cm">
          <draw:text-box>
            <text:p><text:span text:style-name="T3">Medición de fase </text:span></text:p>
            <text:p><text:span text:style-name="T3"><text:s text:c="3"/></text:span><text:span text:style-name="T3">de portadora</text:span></text:p>
          </draw:text-box>
        </draw:frame>
        <draw:frame draw:style-name="gr23" draw:text-style-name="P4" draw:layer="layout" svg:width="4.869cm" svg:height="1.391cm" svg:x="13.732cm" svg:y="1.571cm">
          <draw:text-box>
            <text:p><text:span text:style-name="T2"><text:s/></text:span><text:span text:style-name="T3">Medición de</text:span></text:p>
            <text:p><text:span text:style-name="T3">pseudorango</text:span></text:p>
          </draw:text-box>
        </draw:frame>
        <draw:frame draw:style-name="gr24" draw:text-style-name="P10" draw:layer="layout" svg:width="3.105cm" svg:height="2.188cm" svg:x="0.718cm" svg:y="0.6cm">
          <draw:text-box>
            <text:p><text:span text:style-name="T3"><text:s text:c="2"/></text:span><text:span text:style-name="T3">Rango completo</text:span></text:p>
          </draw:text-box>
        </draw:frame>
        <draw:frame draw:style-name="gr25" draw:text-style-name="P10" draw:layer="layout" svg:width="5.225cm" svg:height="2.408cm" svg:x="13.624cm" svg:y="10.681cm">
          <draw:text-box>
            <text:p><text:span text:style-name="T3">Tiempo del satélite </text:span></text:p>
            <text:p><text:span text:style-name="T3"><text:s text:c="9"/></text:span><text:span text:style-name="T3">en vista</text:span></text:p>
          </draw:text-box>
        </draw:frame>
        <draw:path draw:style-name="gr17" draw:text-style-name="P6" draw:layer="layout" svg:width="0.287cm" svg:height="1.153cm" draw:transform="skewX (-0.000872664625997164) rotate (0.0102974425867665) translate (7.31026340961247cm 1.86209584205681cm)" svg:viewBox="0 0 288 1154" svg:d="M288 1154c-279 0-288-166-288-166l10-988">
          <text:p/>
        </draw:path>
        <draw:path draw:style-name="gr17" draw:text-style-name="P6" draw:layer="layout" svg:width="0.287cm" svg:height="0.367cm" draw:transform="rotate (-1.55089957332216) translate (7.31533164570755cm 1.57584226664864cm)" svg:viewBox="0 0 288 368" svg:d="M288 0c-195 0-288 368-288 368v-11">
          <text:p/>
        </draw:path>
        <draw:custom-shape draw:style-name="gr26" draw:text-style-name="P1" draw:layer="layout" svg:width="0.709cm" svg:height="2.105cm" svg:x="3.043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538cm" svg:height="4.077cm" svg:x="5.989cm" svg:y="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3.125cm" svg:height="1.015cm" draw:transform="rotate (1.0142108283339) translate (3.49899999778904cm 4.35399999862433cm)" svg:viewBox="0 0 3126 1016" svg:d="M0 0c2550 0 3119 1006 3126 1016l-7-10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Arrowheads_20_11" draw:display-name="Arrowheads 11" svg:viewBox="0 0 20 20" svg:d="M0 20l10-20 10 20z"/>
    <draw:marker draw:name="Arrowheads_20_12" draw:display-name="Arrowheads 12" svg:viewBox="0 7 20 13" svg:d="M0 20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836 110" svg:d="M0 0h278 278 280v36 36 38h-278-278-280v-36-3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13:39:05.076000000</meta:creation-date>
    <dc:date>2022-11-28T16:42:22.494000000</dc:date>
    <meta:editing-duration>PT22M13S</meta:editing-duration>
    <meta:editing-cycles>4</meta:editing-cycles>
    <meta:generator>LibreOffice/7.2.0.4$Windows_X86_64 LibreOffice_project/9a9c6381e3f7a62afc1329bd359cc48accb6435b</meta:generator>
    <meta:document-statistic meta:object-count="42"/>
  </office:meta>
</office:document-meta>
</file>